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da3a" officeooo:paragraph-rsid="0015da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GRAM 7</text:p>
      <text:p text:style-name="P1">#Libraries</text:p>
      <text:p text:style-name="P1">import RPi.GPIO as GPIO</text:p>
      <text:p text:style-name="P1">import time</text:p>
      <text:p text:style-name="P1"><text:s/></text:p>
      <text:p text:style-name="P1">#GPIO Mode (BOARD / BCM)</text:p>
      <text:p text:style-name="P1">GPIO.setmode(GPIO.BCM)</text:p>
      <text:p text:style-name="P1"><text:s/></text:p>
      <text:p text:style-name="P1">#set GPIO Pins</text:p>
      <text:p text:style-name="P1">GPIO_TRIGGER = 18</text:p>
      <text:p text:style-name="P1">GPIO_ECHO = 24</text:p>
      <text:p text:style-name="P1"><text:s/></text:p>
      <text:p text:style-name="P1">#set GPIO direction (IN / OUT)</text:p>
      <text:p text:style-name="P1">GPIO.setup(GPIO_TRIGGER, GPIO.OUT)</text:p>
      <text:p text:style-name="P1">GPIO.setup(GPIO_ECHO, GPIO.IN)</text:p>
      <text:p text:style-name="P1"><text:s/></text:p>
      <text:p text:style-name="P1">def distance():</text:p>
      <text:p text:style-name="P1"><text:s text:c="4"/># set Trigger to HIGH</text:p>
      <text:p text:style-name="P1"><text:s text:c="4"/>GPIO.output(GPIO_TRIGGER, True)</text:p>
      <text:p text:style-name="P1"><text:s/></text:p>
      <text:p text:style-name="P1"><text:s text:c="4"/># set Trigger after 0.01ms to LOW</text:p>
      <text:p text:style-name="P1"><text:s text:c="4"/>time.sleep(0.00001)</text:p>
      <text:p text:style-name="P1"><text:s text:c="4"/>GPIO.output(GPIO_TRIGGER, False)</text:p>
      <text:p text:style-name="P1"><text:s/></text:p>
      <text:p text:style-name="P1"><text:s text:c="4"/>StartTime = time.time()</text:p>
      <text:p text:style-name="P1"><text:s text:c="4"/>StopTime = time.time()</text:p>
      <text:p text:style-name="P1"><text:s/></text:p>
      <text:p text:style-name="P1"><text:s text:c="4"/># save StartTime</text:p>
      <text:p text:style-name="P1"><text:s text:c="4"/>while GPIO.input(GPIO_ECHO) == 0:</text:p>
      <text:p text:style-name="P1"><text:s text:c="8"/>StartTime = time.time()</text:p>
      <text:p text:style-name="P1"><text:s/></text:p>
      <text:p text:style-name="P1"><text:s text:c="4"/># save time of arrival</text:p>
      <text:p text:style-name="P1"><text:s text:c="4"/>while GPIO.input(GPIO_ECHO) == 1:</text:p>
      <text:p text:style-name="P1"><text:s text:c="8"/>StopTime = time.time()</text:p>
      <text:p text:style-name="P1"><text:s/></text:p>
      <text:p text:style-name="P1"><text:s text:c="4"/># time difference between start and arrival</text:p>
      <text:p text:style-name="P1"><text:s text:c="4"/>TimeElapsed = StopTime - StartTime</text:p>
      <text:p text:style-name="P1"><text:s text:c="4"/># multiply with the sonic speed (34300 cm/s)</text:p>
      <text:p text:style-name="P1"><text:s text:c="4"/># and divide by 2, because there and back</text:p>
      <text:p text:style-name="P1"><text:s text:c="4"/>distance = (TimeElapsed * 34300) / 2</text:p>
      <text:p text:style-name="P1"><text:s/></text:p>
      <text:p text:style-name="P1"><text:s text:c="4"/>return distance</text:p>
      <text:p text:style-name="P1"><text:s/></text:p>
      <text:p text:style-name="P1">if __name__ == '__main__':</text:p>
      <text:p text:style-name="P1"><text:s text:c="4"/>try:</text:p>
      <text:p text:style-name="P1"><text:s text:c="8"/>while True:</text:p>
      <text:p text:style-name="P1"><text:s text:c="12"/>dist = distance()</text:p>
      <text:p text:style-name="P1"><text:s text:c="12"/>print ("Measured Distance = %.1f cm" % dist)</text:p>
      <text:p text:style-name="P1"><text:s text:c="12"/>time.sleep(1)</text:p>
      <text:p text:style-name="P1"><text:s/></text:p>
      <text:p text:style-name="P1"><text:s text:c="8"/># Reset by pressing CTRL + C</text:p>
      <text:p text:style-name="P1"><text:soft-page-break/><text:s text:c="4"/>except KeyboardInterrupt:</text:p>
      <text:p text:style-name="P1"><text:s text:c="8"/>print("Measurement stopped by User")</text:p>
      <text:p text:style-name="P1"><text:s text:c="8"/>GPIO.cleanup()</text:p>
      <text:p text:style-name="P1"/>
      <text:p text:style-name="P1">OUTPUT:</text:p>
      <text:p text:style-name="P1">Measured Distance = 3341.0 cm</text:p>
      <text:p text:style-name="P1">Measured Distance = 18.2 cm</text:p>
      <text:p text:style-name="P1">Measured Distance = 18.1 cm</text:p>
      <text:p text:style-name="P1">Measured Distance = 18.2 cm</text:p>
      <text:p text:style-name="P1">Measured Distance = 13.5 cm</text:p>
      <text:p text:style-name="P1">Measured Distance = 11.7 cm</text:p>
      <text:p text:style-name="P1">Measured Distance = 9.9 cm</text:p>
      <text:p text:style-name="P1">Measured Distance = 7.6 cm</text:p>
      <text:p text:style-name="P1">Measured Distance = 229.5 cm</text:p>
      <text:p text:style-name="P1">Measured Distance = 228.4 cm</text:p>
      <text:p text:style-name="P1">Measured Distance = 0.8 cm</text:p>
      <text:p text:style-name="P1">Measured Distance = 11.9 cm</text:p>
      <text:p text:style-name="P1">Measured Distance = 11.2 cm</text:p>
      <text:p text:style-name="P1">Measured Distance = 10.4 cm</text:p>
      <text:p text:style-name="P1">Measured Distance = 10.8 c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2:02:01.664895879</meta:creation-date>
    <meta:generator>LibreOffice/5.2.7.2$Linux_ARM_EABI LibreOffice_project/20m0$Build-2</meta:generator>
    <dc:date>2018-10-27T12:04:25.025865150</dc:date>
    <meta:editing-duration>PT2M25S</meta:editing-duration>
    <meta:editing-cycles>1</meta:editing-cycles>
    <meta:document-statistic meta:table-count="0" meta:image-count="0" meta:object-count="0" meta:page-count="2" meta:paragraph-count="70" meta:word-count="228" meta:character-count="1599" meta:non-whitespace-character-count="1257"/>
  </office:meta>
</office:document-meta>
</file>